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/00/0000</text:date>, <text:time style:data-style-name="N2" text:time-value="11:39:16.5469751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que Magete</meta:initial-creator>
    <meta:creation-date>2016-02-29T11:33:43.240047993</meta:creation-date>
    <dc:date>2016-02-29T11:39:31.250300443</dc:date>
    <dc:creator>Henrique Magete</dc:creator>
    <meta:editing-duration>PT1M37S</meta:editing-duration>
    <meta:editing-cycles>2</meta:editing-cycles>
    <meta:generator>LibreOffice/5.0.4.2$Linux_X86_64 LibreOffice_project/00m0$Build-2</meta:generator>
    <meta:document-statistic meta:table-count="1" meta:cell-count="6" meta:object-count="0"/>
  </office:meta>
</office:document-meta>
</file>